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08000004B03B340C8C77B372B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Copia di Immagine1 1" text:anchor-type="char" svg:x="-1.131cm" svg:y="6.001cm" svg:width="9.751cm" svg:height="6.5cm" draw:z-index="0"><draw:image xlink:href="Pictures/1000000100000708000004B03B340C8C77B372BF.png" xlink:type="simple" xlink:show="embed" xlink:actuate="onLoad" draw:mime-type="image/png"/></draw:frame><draw:frame draw:style-name="fr1" draw:name="Copia di Immagine1 2" text:anchor-type="char" svg:x="-1.131cm" svg:y="13cm" svg:width="9.751cm" svg:height="6.5cm" draw:z-index="1"><draw:image xlink:href="Pictures/1000000100000708000004B03B340C8C77B372BF.png" xlink:type="simple" xlink:show="embed" xlink:actuate="onLoad" draw:mime-type="image/png"/></draw:frame><draw:frame draw:style-name="fr1" draw:name="Copia di Immagine1 3" text:anchor-type="char" svg:x="-1.131cm" svg:y="20.2cm" svg:width="9.751cm" svg:height="6.5cm" draw:z-index="2"><draw:image xlink:href="Pictures/1000000100000708000004B03B340C8C77B372BF.png" xlink:type="simple" xlink:show="embed" xlink:actuate="onLoad" draw:mime-type="image/png"/></draw:frame><draw:frame draw:style-name="fr1" draw:name="Immagine1" text:anchor-type="char" svg:x="-1.127cm" svg:y="-1cm" svg:width="9.751cm" svg:height="6.5cm" draw:z-index="3"><draw:image xlink:href="Pictures/1000000100000708000004B03B340C8C77B372BF.png" xlink:type="simple" xlink:show="embed" xlink:actuate="onLoad" draw:mime-type="image/png"/></draw:frame><draw:frame draw:style-name="fr1" draw:name="Copia di Immagine1 4" text:anchor-type="char" svg:x="8.8cm" svg:y="-1cm" svg:width="9.751cm" svg:height="6.5cm" draw:z-index="4"><draw:image xlink:href="Pictures/1000000100000708000004B03B340C8C77B372BF.png" xlink:type="simple" xlink:show="embed" xlink:actuate="onLoad" draw:mime-type="image/png"/></draw:frame><draw:frame draw:style-name="fr1" draw:name="Copia di Copia di Immagine1 4 1" text:anchor-type="char" svg:x="8.8cm" svg:y="6.001cm" svg:width="9.751cm" svg:height="6.5cm" draw:z-index="5"><draw:image xlink:href="Pictures/1000000100000708000004B03B340C8C77B372BF.png" xlink:type="simple" xlink:show="embed" xlink:actuate="onLoad" draw:mime-type="image/png"/></draw:frame><draw:frame draw:style-name="fr1" draw:name="Copia di Copia di Immagine1 4 2" text:anchor-type="char" svg:x="8.8cm" svg:y="13.002cm" svg:width="9.751cm" svg:height="6.5cm" draw:z-index="6"><draw:image xlink:href="Pictures/1000000100000708000004B03B340C8C77B372BF.png" xlink:type="simple" xlink:show="embed" xlink:actuate="onLoad" draw:mime-type="image/png"/></draw:frame><draw:frame draw:style-name="fr1" draw:name="Copia di Copia di Immagine1 4 3" text:anchor-type="char" svg:x="8.8cm" svg:y="20.2cm" svg:width="9.751cm" svg:height="6.5cm" draw:z-index="7"><draw:image xlink:href="Pictures/1000000100000708000004B03B340C8C77B372B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1T15:10:21.253882380</meta:creation-date>
    <dc:date>2024-04-14T14:00:24.169185504</dc:date>
    <meta:editing-duration>PT7H35M38S</meta:editing-duration>
    <meta:editing-cycles>6</meta:editing-cycles>
    <meta:generator>LibreOffice/7.4.7.2$Linux_X86_64 LibreOffice_project/40$Build-2</meta:generator>
    <meta:print-date>2023-11-15T14:18:16.997262911</meta:print-date>
    <meta:document-statistic meta:table-count="0" meta:image-count="8" meta:object-count="0" meta:page-count="1" meta:paragraph-count="0" meta:word-count="0" meta:character-count="0" meta:non-whitespace-character-count="0"/>
  </office:meta>
</office:document-meta>
</file>